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e20e" officeooo:paragraph-rsid="0000e20e" style:font-weight-asian="bold" style:font-weight-complex="bold"/>
    </style:style>
    <style:style style:name="P2" style:family="paragraph" style:parent-style-name="Standard">
      <style:text-properties fo:font-weight="bold" officeooo:rsid="00025dea" officeooo:paragraph-rsid="00025dea" style:font-weight-asian="bold" style:font-weight-complex="bold"/>
    </style:style>
    <style:style style:name="P3" style:family="paragraph" style:parent-style-name="Standard">
      <style:text-properties fo:font-weight="bold" officeooo:rsid="000404ab" officeooo:paragraph-rsid="000404a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trends </text:p>
      <text:p text:style-name="P2">Google ads – keyword planner</text:p>
      <text:p text:style-name="P3">Turbo ad finder extension pentru afisarea doar a reclamelor pe fb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30T14:04:27.321000000</dc:date>
    <meta:editing-duration>PT34M43S</meta:editing-duration>
    <meta:editing-cycles>2</meta:editing-cycles>
    <meta:document-statistic meta:table-count="0" meta:image-count="0" meta:object-count="0" meta:page-count="1" meta:paragraph-count="3" meta:word-count="17" meta:character-count="107" meta:non-whitespace-character-count="91"/>
  </office:meta>
</office:document-meta>
</file>